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b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7" style:family="paragraph" style:parent-style-name="Table_20_Contents">
      <style:paragraph-properties fo:text-align="start" style:justify-single-word="false"/>
      <style:text-properties officeooo:paragraph-rsid="001f2dee"/>
    </style:style>
    <style:style style:name="P8" style:family="paragraph" style:parent-style-name="Table_20_Contents">
      <style:paragraph-properties fo:text-align="start" style:justify-single-word="false"/>
      <style:text-properties officeooo:paragraph-rsid="00198087"/>
    </style:style>
    <style:style style:name="P9" style:family="paragraph" style:parent-style-name="Table_20_Contents">
      <style:paragraph-properties fo:text-align="start" style:justify-single-word="false"/>
      <style:text-properties officeooo:paragraph-rsid="001b51ac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1f2dee"/>
    </style:style>
    <style:style style:name="P12" style:family="paragraph" style:parent-style-name="Table_20_Contents">
      <style:paragraph-properties fo:text-align="start" style:justify-single-word="false"/>
      <style:text-properties officeooo:paragraph-rsid="00267596"/>
    </style:style>
    <style:style style:name="P13" style:family="paragraph" style:parent-style-name="Table_20_Contents">
      <style:paragraph-properties fo:text-align="start" style:justify-single-word="false"/>
      <style:text-properties officeooo:paragraph-rsid="00225368"/>
    </style:style>
    <style:style style:name="P14" style:family="paragraph" style:parent-style-name="Table_20_Contents">
      <style:paragraph-properties fo:text-align="start" style:justify-single-word="false"/>
      <style:text-properties officeooo:rsid="00255566" officeooo:paragraph-rsid="00255566"/>
    </style:style>
    <style:style style:name="P15" style:family="paragraph" style:parent-style-name="Table_20_Contents">
      <style:paragraph-properties fo:text-align="start" style:justify-single-word="false"/>
      <style:text-properties officeooo:rsid="00225368" officeooo:paragraph-rsid="00225368"/>
    </style:style>
    <style:style style:name="P16" style:family="paragraph" style:parent-style-name="Table_20_Contents">
      <style:paragraph-properties fo:text-align="start" style:justify-single-word="false"/>
      <style:text-properties officeooo:rsid="00267596" officeooo:paragraph-rsid="00267596"/>
    </style:style>
    <style:style style:name="P17" style:family="paragraph" style:parent-style-name="Table_20_Contents">
      <style:paragraph-properties fo:text-align="start" style:justify-single-word="false"/>
      <style:text-properties officeooo:rsid="00273562" officeooo:paragraph-rsid="00273562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98087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c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d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8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53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2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f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5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75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35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267596"/>
    </style:style>
    <style:style style:name="T19" style:family="text">
      <style:text-properties officeooo:rsid="002735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5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6"><text:span text:style-name="T5">Numéro : </text:span><text:span text:style-name="T6">cas B-I-</text:span><text:span text:style-name="T7">6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5">Nom :</text:span><text:span text:style-name="T6">M</text:span><text:span text:style-name="T14">odérer les commentaires</text:span><text:span text:style-name="T7"> </text:span></text:p>
                </table:table-cell>
              </table:table-row>
              <table:table-row>
                <table:table-cell table:style-name="Tableau2.A2" office:value-type="string">
                  <text:p text:style-name="P1">Acteurs :<text:span text:style-name="T3">Admin</text:span></text:p>
                </table:table-cell>
              </table:table-row>
              <table:table-row>
                <table:table-cell table:style-name="Tableau2.A2" office:value-type="string">
                  <text:p text:style-name="P7"><text:span text:style-name="T5">Description succincte :</text:span><text:span text:style-name="T7"> </text:span><text:span text:style-name="T11">M</text:span><text:span text:style-name="T15">odifier ou supprimer</text:span><text:span text:style-name="T14"> un commentaire non-conforme (données perso, insultes...)</text:span></text:p>
                  <text:p text:style-name="P14"><text:span text:style-name="T11">(commentaires d’</text:span><text:span text:style-name="T7">actu, F</text:span><text:span text:style-name="T11">AQ, </text:span><text:span text:style-name="T7">mais pourrait s’appliquer aux recettes ?)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3">Christine Zedday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5">Date :</text:span><text:span text:style-name="T12">1</text:span><text:span text:style-name="T11">3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<text:span text:style-name="T3">admin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5">Démarrage :</text:span><text:span text:style-name="T6">admin sélectionne u</text:span><text:span text:style-name="T11">ne actu/question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8"><text:span text:style-name="T6">1. L’admin </text:span><text:span text:style-name="T8">sélectionne la ligne de </text:span><text:span text:style-name="T7">l’actu/</text:span><text:span text:style-name="T11">question</text:span><text:span text:style-name="T7"> concernée </text:span></text:p>
                  <text:p text:style-name="P9"><text:span text:style-name="T8">2. Le système</text:span><text:span text:style-name="T7"> </text:span><text:span text:style-name="T15">affiche la liste des commentaires</text:span></text:p>
                  <text:p text:style-name="P12"><text:span text:style-name="T8">3. </text:span><text:span text:style-name="T6">L’admin </text:span><text:span text:style-name="T8">sélectionne </text:span><text:span text:style-name="T15">sur </text:span><text:span text:style-name="T8">le </text:span><text:span text:style-name="T15">commentaire c</text:span><text:span text:style-name="T7">oncernée </text:span><text:span text:style-name="T15">le picto <text:s/>modifier</text:span></text:p>
                  <text:p text:style-name="P7"><text:span text:style-name="T9">4. L</text:span><text:span text:style-name="T11">e système é</text:span><text:span text:style-name="T15">dite le commentaire</text:span></text:p>
                  <text:p text:style-name="P15"><text:span text:style-name="T4">5. L’</text:span><text:span text:style-name="T15">admin modifie le commentaire et le renvoie</text:span></text:p>
                  <text:p text:style-name="P16"><text:span text:style-name="T4">6. Le système </text:span><text:span text:style-name="T16">actualise la bdd </text:span></text:p>
                  <text:p text:style-name="P17"><text:span text:style-name="T16">7. </text:span><text:span text:style-name="T4">La liste est ré-affichée avec le commentaire modifié</text:span></text:p>
                </table:table-cell>
              </table:table-row>
              <table:table-row>
                <table:table-cell table:style-name="Tableau3.A2" office:value-type="string">
                  <text:p text:style-name="P1">Scénarios alternatifs :</text:p>
                  <text:p text:style-name="P13"><text:span text:style-name="T8">3</text:span><text:span text:style-name="T11">a. l’admin s</text:span><text:span text:style-name="T16">électionne supprimer → Le système demande confirmation si oui, supprime en base et envoie un message commentaire supprimé</text:span></text:p>
                </table:table-cell>
              </table:table-row>
              <table:table-row>
                <table:table-cell table:style-name="Tableau3.A2" office:value-type="string">
                  <text:p text:style-name="P6"><text:span text:style-name="T5">S</text:span><text:span text:style-name="T10">cénarios d’exception : suppression/modification a échoué dans la base de données → message d’erreur et ré-affichage </text:span></text:p>
                </table:table-cell>
              </table:table-row>
              <table:table-row>
                <table:table-cell table:style-name="Tableau3.A2" office:value-type="string">
                  <text:p text:style-name="P6"><text:span text:style-name="T5">Fin : </text:span><text:span text:style-name="T8">Le </text:span><text:span text:style-name="T16">commentaire est modifié ou supprimé</text:span></text:p>
                </table:table-cell>
              </table:table-row>
              <table:table-row>
                <table:table-cell table:style-name="Tableau3.A2" office:value-type="string">
                  <text:p text:style-name="P2">Post conditions :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10"><text:span text:style-name="T4">P</text:span><text:span text:style-name="T17">roblèmes non résolus : Charte </text:span><text:span text:style-name="T16">de bonne conduite ?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13T12:10:19.069000000</dc:date>
    <meta:editing-duration>PT1H27M1S</meta:editing-duration>
    <meta:editing-cycles>16</meta:editing-cycles>
    <meta:document-statistic meta:table-count="4" meta:image-count="0" meta:object-count="0" meta:page-count="1" meta:paragraph-count="28" meta:word-count="172" meta:character-count="1175" meta:non-whitespace-character-count="1026"/>
  </office:meta>
</office:document-meta>
</file>